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background-color="#1e1e1e" fo:padding="0cm" fo:border="none"/>
    </style:style>
    <style:style style:name="T1" style:family="text">
      <style:text-properties fo:color="#569cd6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dcdcdc" style:font-name="JetBrai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dcdcdc" style:font-name="JetBrains Mono" fo:font-size="9pt" fo:font-style="normal" fo:font-weight="normal" fo:background-color="#0e4583" loext:char-shading-value="0" style:font-size-asian="9pt" style:font-style-asian="normal" style:font-weight-asian="normal"/>
    </style:style>
    <style:style style:name="T4" style:family="text">
      <style:text-properties fo:color="#4ec9b0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dcdcaa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57a64a" style:font-name="JetBrai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9cdcfe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b5cea8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d69d85" style:font-name="JetBrai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ing </text:span><text:span text:style-name="T2">System;</text:span><text:line-break/><text:span text:style-name="T1">using </text:span><text:span text:style-name="T2">System.Transactions;</text:span><text:line-break/><text:span text:style-name="T1">using </text:span><text:span text:style-name="T2">Project;</text:span><text:line-break/><text:line-break/><text:span text:style-name="T1">namespace </text:span><text:span text:style-name="T2">Machine_bonbon </text:span><text:line-break/><text:span text:style-name="T3">{</text:span><text:line-break/><text:span text:style-name="T2"> <text:s text:c="3"/></text:span><text:span text:style-name="T1">internal class </text:span><text:span text:style-name="T4">Program</text:span><text:line-break/><text:span text:style-name="T4"> <text:s text:c="3"/></text:span><text:span text:style-name="T2">{</text:span><text:line-break/><text:span text:style-name="T2"> <text:s text:c="7"/></text:span><text:span text:style-name="T1">public static </text:span><text:span text:style-name="T4">Candy</text:span><text:span text:style-name="T2">[] </text:span><text:span text:style-name="T5">LoadCandies</text:span><text:span text:style-name="T2">() </text:span><text:span text:style-name="T6">// Classe de type structuree. Type Candy.</text:span><text:line-break/><text:span text:style-name="T6"> <text:s text:c="7"/></text:span><text:span text:style-name="T2">{</text:span><text:line-break/><text:span text:style-name="T2"> <text:s text:c="11"/></text:span><text:span text:style-name="T4">Candy</text:span><text:span text:style-name="T2">[] </text:span><text:span text:style-name="T7">candies</text:span><text:span text:style-name="T2">; </text:span><text:span text:style-name="T6">//Declaration tableau candies[] de type Candy</text:span><text:line-break/><text:span text:style-name="T6"> <text:s text:c="11"/></text:span><text:span text:style-name="T4">Data </text:span><text:span text:style-name="T7">dataManager </text:span><text:span text:style-name="T2">= </text:span><text:span text:style-name="T1">new </text:span><text:span text:style-name="T4">Data</text:span><text:span text:style-name="T2">(); </text:span><text:span text:style-name="T6">// Declaration de la variable dataManager de type Data avec affectation de la memoire.</text:span><text:line-break/><text:span text:style-name="T6"> <text:s text:c="11"/></text:span><text:span text:style-name="T7">candies </text:span><text:span text:style-name="T2">= </text:span><text:span text:style-name="T7">dataManager</text:span><text:span text:style-name="T2">.</text:span><text:span text:style-name="T5">LoadCandies</text:span><text:span text:style-name="T2">(); </text:span><text:span text:style-name="T6">// Affectation des valeurs de la fonction LoadCandies() a la variable candies.</text:span><text:line-break/><text:span text:style-name="T6"> <text:s text:c="11"/></text:span><text:span text:style-name="T1">return </text:span><text:span text:style-name="T7">candies</text:span><text:span text:style-name="T2">; </text:span><text:span text:style-name="T6">// La fonction retourne le tableau candies avec les donnees de Data.cs</text:span><text:line-break/><text:span text:style-name="T6"> <text:s text:c="7"/></text:span><text:span text:style-name="T2">}</text:span><text:line-break/><text:span text:style-name="T2"> <text:s text:c="7"/></text:span><text:span text:style-name="T1">public static int </text:span><text:span text:style-name="T5">GetSelection</text:span><text:span text:style-name="T2">(</text:span><text:span text:style-name="T1">int </text:span><text:span text:style-name="T7">input</text:span><text:span text:style-name="T2">=</text:span><text:span text:style-name="T8">25</text:span><text:span text:style-name="T2">) </text:span><text:span text:style-name="T6">// Fonction GetSelection qui prend en parametre une variable de type int </text:span><text:line-break/><text:span text:style-name="T6"> <text:s text:c="7"/></text:span><text:span text:style-name="T2">{</text:span><text:line-break/><text:span text:style-name="T2"> <text:s text:c="11"/></text:span><text:span text:style-name="T1">while </text:span><text:span text:style-name="T2">(</text:span><text:span text:style-name="T1">true</text:span><text:span text:style-name="T2">) </text:span><text:span text:style-name="T6">// tant que la condition est vrai elle va boucler.</text:span><text:line-break/><text:span text:style-name="T6"> <text:s text:c="11"/></text:span><text:span text:style-name="T2">{</text:span><text:line-break/><text:span text:style-name="T2"> <text:s text:c="15"/></text:span><text:span text:style-name="T4">Console</text:span><text:span text:style-name="T2">.</text:span><text:span text:style-name="T5">Write</text:span><text:span text:style-name="T2">(</text:span><text:span text:style-name="T9">"-&gt;"</text:span><text:span text:style-name="T2">); </text:span><text:span text:style-name="T6">// Affichage sous Board.print. </text:span><text:line-break/><text:span text:style-name="T6"> <text:s text:c="15"/></text:span><text:span text:style-name="T7">input </text:span><text:span text:style-name="T2">= </text:span><text:span text:style-name="T1">int</text:span><text:span text:style-name="T2">.</text:span><text:span text:style-name="T5">Parse</text:span><text:span text:style-name="T2">(</text:span><text:span text:style-name="T4">Console</text:span><text:span text:style-name="T2">.</text:span><text:span text:style-name="T5">ReadLine</text:span><text:span text:style-name="T2">()); </text:span><text:span text:style-name="T6">// Nous donnons la mains.</text:span><text:line-break/><text:span text:style-name="T6"> <text:s text:c="15"/></text:span><text:span text:style-name="T1">if </text:span><text:span text:style-name="T2">(</text:span><text:span text:style-name="T7">input </text:span><text:span text:style-name="T2">&lt;= </text:span><text:span text:style-name="T8">0 </text:span><text:span text:style-name="T2">|| </text:span><text:span text:style-name="T7">input </text:span><text:span text:style-name="T2">&gt; </text:span><text:span text:style-name="T8">26</text:span><text:span text:style-name="T2">) </text:span><text:span text:style-name="T6">// Condition si l'utilisateur entre un choix qui n'est pas entre 1 et 25.</text:span><text:line-break/><text:span text:style-name="T6"> <text:s text:c="15"/></text:span><text:span text:style-name="T2">{</text:span><text:line-break/><text:span text:style-name="T2"> <text:s text:c="19"/></text:span><text:span text:style-name="T4">Console</text:span><text:span text:style-name="T2">.</text:span><text:span text:style-name="T5">WriteLine</text:span><text:span text:style-name="T2">(</text:span><text:span text:style-name="T9">"Entrer une selection entre 1 &amp; 25 "</text:span><text:span text:style-name="T2">); </text:span><text:span text:style-name="T6">// Si la condition n'est pas respecte ont affiche ce message et ont reboucle car la condition est vrai</text:span><text:line-break/><text:span text:style-name="T6"> <text:s text:c="15"/></text:span><text:span text:style-name="T2">}</text:span><text:line-break/><text:span text:style-name="T2"> <text:s text:c="15"/></text:span><text:span text:style-name="T1">else </text:span><text:span text:style-name="T6">// Si la condition d'entrer des nombres de 1 a 25 est respecte ont break; la condition while.</text:span><text:line-break/><text:span text:style-name="T6"> <text:s text:c="15"/></text:span><text:span text:style-name="T2">{</text:span><text:line-break/><text:span text:style-name="T2"> <text:s text:c="19"/></text:span><text:span text:style-name="T1">break</text:span><text:span text:style-name="T2">; </text:span><text:span text:style-name="T6">// si l'utilisateur a entre un nombre entre 1 et 25 l'instruction break; nous fait sortir de la condition. </text:span><text:line-break/><text:span text:style-name="T6"> <text:s text:c="15"/></text:span><text:span text:style-name="T2">}</text:span><text:line-break/><text:span text:style-name="T2"> <text:s text:c="7"/></text:span><text:line-break/><text:span text:style-name="T2"> <text:s text:c="11"/>}</text:span><text:line-break/><text:span text:style-name="T2"> <text:s text:c="11"/></text:span><text:span text:style-name="T4">Board</text:span><text:span text:style-name="T2">.</text:span><text:span text:style-name="T5">Print</text:span><text:span text:style-name="T2">(</text:span><text:span text:style-name="T7">selection</text:span><text:span text:style-name="T2">:</text:span><text:span text:style-name="T7">input</text:span><text:span text:style-name="T2">); </text:span><text:span text:style-name="T6">// ont affiche le Board avec la fonction .Print avec les donnees que l'utilisateur a saisis.</text:span><text:line-break/><text:span text:style-name="T6"> <text:s text:c="11"/></text:span><text:span text:style-name="T1">return </text:span><text:span text:style-name="T7">input</text:span><text:span text:style-name="T2">-</text:span><text:span text:style-name="T8">1</text:span><text:span text:style-name="T2">; </text:span><text:span text:style-name="T6">// Nous retournons le choix de l'utilisateur avec -1 car sur un tableau la premiere case est [0]. (Nous allons nous servir de cette valeur pour indiquer la case du tableau).</text:span><text:line-break/><text:span text:style-name="T6"> <text:s text:c="7"/></text:span><text:span text:style-name="T2">}</text:span><text:line-break/><text:span text:style-name="T2"> <text:s text:c="7"/></text:span><text:span text:style-name="T1">public static </text:span><text:span text:style-name="T4">Candy </text:span><text:span text:style-name="T5">GetCandy</text:span><text:span text:style-name="T2">(</text:span><text:span text:style-name="T1">int </text:span><text:span text:style-name="T7">input</text:span><text:span text:style-name="T2">, </text:span><text:span text:style-name="T4">Candy</text:span><text:span text:style-name="T2">[] </text:span><text:span text:style-name="T7">candies</text:span><text:span text:style-name="T2">) </text:span><text:span text:style-name="T6">// Fonction GetCandy prend en parametres le choix fait par l'utilisateur et le tableau precedament cree candies[] de type Candy. </text:span><text:line-break/><text:span text:style-name="T6"> <text:s text:c="7"/></text:span><text:span text:style-name="T2">{</text:span><text:line-break/><text:span text:style-name="T2"> <text:s text:c="11"/></text:span><text:span text:style-name="T1">return </text:span><text:span text:style-name="T7">candies</text:span><text:span text:style-name="T2">[</text:span><text:span text:style-name="T7">input</text:span><text:span text:style-name="T2">]; </text:span><text:span text:style-name="T6">// Fonction qui retourne seulement les donnees du tableau candies dependament du choix fait par l'utilisateur. </text:span><text:line-break/><text:span text:style-name="T6"> <text:s text:c="7"/></text:span><text:span text:style-name="T2">}</text:span><text:line-break/><text:span text:style-name="T2"> <text:s text:c="7"/></text:span><text:span text:style-name="T1">public static decimal </text:span><text:span text:style-name="T5">GetCoin</text:span><text:span text:style-name="T2">(</text:span><text:span text:style-name="T1">int </text:span><text:span text:style-name="T7">input</text:span><text:span text:style-name="T2">, </text:span><text:span text:style-name="T1">int </text:span><text:span text:style-name="T7">select</text:span><text:span text:style-name="T2">, </text:span><text:span text:style-name="T4">Candy </text:span><text:span text:style-name="T7">bonbon</text:span><text:span text:style-name="T2">, </text:span><text:span text:style-name="T1">decimal </text:span><text:span text:style-name="T7">sommeRecu</text:span><text:span text:style-name="T2">) </text:span><text:span text:style-name="T6">// Fonction GetCoin qui prend en parametres la selection fait dans le choix de 1 a 5(input), la selection du bonbon(select), </text:span><text:line-break/><text:span text:style-name="T6"> <text:s text:c="7"/></text:span><text:span text:style-name="T2">{ <text:s text:c="84"/></text:span><text:span text:style-name="T6">//le bonbon (bonbon) et la sommes des choix en decimal(sommeRecu).</text:span><text:line-break/><text:span text:style-name="T6"> <text:s text:c="11"/></text:span><text:span text:style-name="T1">do </text:span><text:span text:style-name="T6">// Structure de condiiton do while pour recommencer si le choix fait par l'utilisateur n'est pas valide selon les conditions du while. </text:span><text:line-break/><text:span text:style-name="T6"> <text:s text:c="11"/></text:span><text:span text:style-name="T2">{</text:span><text:line-break/><text:span text:style-name="T2"> <text:s text:c="15"/></text:span><text:span text:style-name="T4">Console</text:span><text:span text:style-name="T2">.</text:span><text:span text:style-name="T5">Write</text:span><text:span text:style-name="T2">(</text:span><text:span text:style-name="T9">$"[0] = Annuler\n[1] = 5c\n[2] = 10c\n[3] = 25c\n[4] = 1$\n[5] = 2$\n-&gt;"</text:span><text:span text:style-name="T2">); </text:span><text:span text:style-name="T6">// Affiche le menu en bas du Board.Print</text:span><text:line-break/><text:span text:style-name="T6"> <text:s text:c="15"/></text:span><text:span text:style-name="T7">input </text:span><text:span text:style-name="T2">= </text:span><text:span text:style-name="T1">int</text:span><text:span text:style-name="T2">.</text:span><text:span text:style-name="T5">Parse</text:span><text:span text:style-name="T2">(</text:span><text:span text:style-name="T4">Console</text:span><text:span text:style-name="T2">.</text:span><text:span text:style-name="T5">ReadLine</text:span><text:span text:style-name="T2">()); </text:span><text:span text:style-name="T6">// Nous donnons la mains.</text:span><text:line-break/><text:span text:style-name="T6"> <text:s text:c="15"/></text:span><text:span text:style-name="T4">Board</text:span><text:span text:style-name="T2">.</text:span><text:span text:style-name="T5">Print</text:span><text:span text:style-name="T2">(</text:span><text:span text:style-name="T7">bonbon</text:span><text:span text:style-name="T2">.Name, </text:span><text:span text:style-name="T7">select</text:span><text:span text:style-name="T2">+</text:span><text:span text:style-name="T8">1</text:span><text:span text:style-name="T2">, </text:span><text:span text:style-name="T7">bonbon</text:span><text:span text:style-name="T2">.Price, </text:span><text:span text:style-name="T7">received</text:span><text:span text:style-name="T2">:</text:span><text:span text:style-name="T7">sommeRecu</text:span><text:span text:style-name="T2">); </text:span><text:span text:style-name="T6">// Affichage du Bord.Print avec les arguments des parametre de la fonction.</text:span><text:line-break/><text:span text:style-name="T6"> <text:s text:c="11"/></text:span><text:span text:style-name="T2">} </text:span><text:span text:style-name="T1">while </text:span><text:span text:style-name="T2">((</text:span><text:span text:style-name="T7">input </text:span><text:span text:style-name="T2">&lt; </text:span><text:span text:style-name="T8">0 </text:span><text:span text:style-name="T2">|| </text:span><text:span text:style-name="T7">input </text:span><text:span text:style-name="T2">&gt; </text:span><text:span text:style-name="T8">5</text:span><text:span text:style-name="T2">) &amp;&amp; </text:span><text:span text:style-name="T7">bonbon</text:span><text:span text:style-name="T2">.Stock &gt; </text:span><text:span text:style-name="T8">0</text:span><text:span text:style-name="T2">); </text:span><text:span text:style-name="T6">// Tant que l'utilisateur n'entre pas un nombre entre 0 et 5 et que le bonbon est en stock ont re-boucle.</text:span><text:line-break/><text:span text:style-name="T6"> <text:s text:c="11"/></text:span><text:span text:style-name="T1">switch</text:span><text:span text:style-name="T2">(</text:span><text:span text:style-name="T7">input</text:span><text:span text:style-name="T2">)</text:span><text:span text:style-name="T6">// structure de type switch qui retoune la choix fait entre 0 et 5. (1 a 5 en decimal) (0 en int) convertion implicite.</text:span><text:line-break/><text:soft-page-break/><text:span text:style-name="T6"> <text:s text:c="11"/></text:span><text:span text:style-name="T2">{</text:span><text:line-break/><text:span text:style-name="T2"> <text:s text:c="15"/></text:span><text:span text:style-name="T1">case </text:span><text:span text:style-name="T8">0</text:span><text:span text:style-name="T2">:</text:span><text:line-break/><text:span text:style-name="T2"> <text:s text:c="19"/></text:span><text:span text:style-name="T1">return </text:span><text:span text:style-name="T8">0</text:span><text:span text:style-name="T2">;</text:span><text:line-break/><text:span text:style-name="T2"> <text:s text:c="15"/></text:span><text:span text:style-name="T1">case </text:span><text:span text:style-name="T8">1</text:span><text:span text:style-name="T2">:</text:span><text:line-break/><text:span text:style-name="T2"> <text:s text:c="19"/></text:span><text:span text:style-name="T1">return </text:span><text:span text:style-name="T8">0.05m</text:span><text:span text:style-name="T2">;</text:span><text:line-break/><text:span text:style-name="T2"> <text:s text:c="15"/></text:span><text:span text:style-name="T1">case </text:span><text:span text:style-name="T8">2</text:span><text:span text:style-name="T2">:</text:span><text:line-break/><text:span text:style-name="T2"> <text:s text:c="19"/></text:span><text:span text:style-name="T1">return </text:span><text:span text:style-name="T8">0.10m</text:span><text:span text:style-name="T2">;</text:span><text:line-break/><text:span text:style-name="T2"> <text:s text:c="15"/></text:span><text:span text:style-name="T1">case </text:span><text:span text:style-name="T8">3</text:span><text:span text:style-name="T2">:</text:span><text:line-break/><text:span text:style-name="T2"> <text:s text:c="19"/></text:span><text:span text:style-name="T1">return </text:span><text:span text:style-name="T8">0.25m</text:span><text:span text:style-name="T2">;</text:span><text:line-break/><text:span text:style-name="T2"> <text:s text:c="15"/></text:span><text:span text:style-name="T1">case </text:span><text:span text:style-name="T8">4</text:span><text:span text:style-name="T2">:</text:span><text:line-break/><text:span text:style-name="T2"> <text:s text:c="19"/></text:span><text:span text:style-name="T1">return </text:span><text:span text:style-name="T8">1.00m</text:span><text:span text:style-name="T2">;</text:span><text:line-break/><text:span text:style-name="T2"> <text:s text:c="15"/></text:span><text:span text:style-name="T1">case </text:span><text:span text:style-name="T8">5</text:span><text:span text:style-name="T2">:</text:span><text:line-break/><text:span text:style-name="T2"> <text:s text:c="19"/></text:span><text:span text:style-name="T1">return </text:span><text:span text:style-name="T8">2.00m</text:span><text:span text:style-name="T2">;</text:span><text:line-break/><text:span text:style-name="T2"> <text:s text:c="11"/>}</text:span><text:line-break/><text:span text:style-name="T2"> <text:s text:c="11"/></text:span><text:span text:style-name="T1">return </text:span><text:span text:style-name="T7">input</text:span><text:span text:style-name="T2">;</text:span><text:line-break/><text:span text:style-name="T2"> <text:s text:c="7"/>}</text:span><text:line-break/><text:span text:style-name="T2"> <text:s text:c="7"/></text:span><text:span text:style-name="T1">static void </text:span><text:span text:style-name="T5">Main</text:span><text:span text:style-name="T2">(</text:span><text:span text:style-name="T1">string</text:span><text:span text:style-name="T2">[] </text:span><text:span text:style-name="T7">args</text:span><text:span text:style-name="T2">)</text:span><text:line-break/><text:span text:style-name="T2"> <text:s text:c="7"/>{</text:span><text:line-break/><text:span text:style-name="T2"> <text:s text:c="11"/></text:span><text:span text:style-name="T4">Candy</text:span><text:span text:style-name="T2">[] </text:span><text:span text:style-name="T7">candies </text:span><text:span text:style-name="T2">= </text:span><text:span text:style-name="T5">LoadCandies</text:span><text:span text:style-name="T2">(); </text:span><text:span text:style-name="T6">//Declaration avec affectation d'un tableau de type Candy qui contient tous les donnees des bonbons fichier.data dans le main.</text:span><text:line-break/><text:span text:style-name="T6"> <text:s text:c="11"/></text:span><text:span text:style-name="T1">while </text:span><text:span text:style-name="T2">(</text:span><text:span text:style-name="T1">true</text:span><text:span text:style-name="T2">) </text:span><text:span text:style-name="T6">// Condition toujours vraie pour garder la machine toujour en fonction. </text:span><text:line-break/><text:span text:style-name="T6"> <text:s text:c="11"/></text:span><text:span text:style-name="T2">{</text:span><text:line-break/><text:span text:style-name="T2"> <text:s text:c="15"/></text:span><text:span text:style-name="T4">Board</text:span><text:span text:style-name="T2">.</text:span><text:span text:style-name="T5">Print</text:span><text:span text:style-name="T2">(); </text:span><text:span text:style-name="T6">// Respect du visuel attendu #1 Entree sans parametres cette fonction affiche la machine </text:span><text:line-break/><text:span text:style-name="T6"> <text:s text:c="15"/></text:span><text:span text:style-name="T1">int </text:span><text:span text:style-name="T7">select </text:span><text:span text:style-name="T2">= </text:span><text:span text:style-name="T5">GetSelection</text:span><text:span text:style-name="T2">(); </text:span><text:span text:style-name="T6">// Declaration avec affectation a la variable select le retour de la fonction GetSelect</text:span><text:line-break/><text:span text:style-name="T6"> <text:s text:c="15"/></text:span><text:span text:style-name="T4">Candy </text:span><text:span text:style-name="T7">bonbon </text:span><text:span text:style-name="T2">= </text:span><text:span text:style-name="T5">GetCandy</text:span><text:span text:style-name="T2">(</text:span><text:span text:style-name="T7">select</text:span><text:span text:style-name="T2">, </text:span><text:span text:style-name="T7">candies</text:span><text:span text:style-name="T2">); </text:span><text:span text:style-name="T6">// Declaration avec affectation des donnees retoune de le la fonction GetCandy a la varible bonbon. Avec ses arguments. </text:span><text:line-break/><text:span text:style-name="T6"> <text:s text:c="15"/></text:span><text:span text:style-name="T1">while </text:span><text:span text:style-name="T2">(</text:span><text:span text:style-name="T7">bonbon</text:span><text:span text:style-name="T2">.Stock &gt;= </text:span><text:span text:style-name="T8">0</text:span><text:span text:style-name="T2">) </text:span><text:span text:style-name="T6">// Condition pour valider si les bonbon sont en stock dans les donnes du le fichier .data (que l'on va decrementer plus loin).</text:span><text:line-break/><text:span text:style-name="T6"> <text:s text:c="15"/></text:span><text:span text:style-name="T2">{</text:span><text:line-break/><text:span text:style-name="T2"> <text:s text:c="19"/></text:span><text:span text:style-name="T1">if </text:span><text:span text:style-name="T2">(</text:span><text:span text:style-name="T7">bonbon</text:span><text:span text:style-name="T2">.Stock == </text:span><text:span text:style-name="T8">0</text:span><text:span text:style-name="T2">) </text:span><text:span text:style-name="T6">// Condition si les stock sont a 0.</text:span><text:line-break/><text:span text:style-name="T6"> <text:s text:c="19"/></text:span><text:span text:style-name="T2">{</text:span><text:line-break/><text:span text:style-name="T2"> <text:s text:c="23"/></text:span><text:span text:style-name="T4">Board</text:span><text:span text:style-name="T2">.</text:span><text:span text:style-name="T5">Print</text:span><text:span text:style-name="T2">(</text:span><text:span text:style-name="T7">message</text:span><text:span text:style-name="T2">:</text:span><text:span text:style-name="T7">candies</text:span><text:span text:style-name="T2">[</text:span><text:span text:style-name="T7">select</text:span><text:span text:style-name="T2">].Name + </text:span><text:span text:style-name="T9">" VIDE"</text:span><text:span text:style-name="T2">, </text:span><text:span text:style-name="T7">select</text:span><text:span text:style-name="T2">+</text:span><text:span text:style-name="T8">1</text:span><text:span text:style-name="T2">); </text:span><text:span text:style-name="T6">// Ont affiche le message VIDE avec la selection ainsi que le prix.</text:span><text:line-break/><text:span text:style-name="T6"> <text:s text:c="23"/></text:span><text:span text:style-name="T7">select </text:span><text:span text:style-name="T2">= </text:span><text:span text:style-name="T5">GetSelection</text:span><text:span text:style-name="T2">(); </text:span><text:span text:style-name="T6">// Nous redemandons a l'usager de refaire un choix valide</text:span><text:line-break/><text:span text:style-name="T6"> <text:s text:c="23"/></text:span><text:span text:style-name="T7">bonbon </text:span><text:span text:style-name="T2">= </text:span><text:span text:style-name="T5">GetCandy</text:span><text:span text:style-name="T2">(</text:span><text:span text:style-name="T7">select</text:span><text:span text:style-name="T2">, </text:span><text:span text:style-name="T7">candies</text:span><text:span text:style-name="T2">); </text:span><text:span text:style-name="T6">// re-affectation des donnees retounee de le la fonction GetCandy a la varible bonbon. si valide ont tombre dans le else sinon ont reboucle j'usqua ce que l'utilsateur fasse un choix en stock.</text:span><text:line-break/><text:span text:style-name="T6"> <text:s text:c="23"/></text:span><text:line-break/><text:span text:style-name="T6"> <text:s text:c="19"/></text:span><text:span text:style-name="T2">}</text:span><text:line-break/><text:span text:style-name="T2"> <text:s text:c="19"/></text:span><text:span text:style-name="T1">else </text:span><text:span text:style-name="T6">// Si bonbon en stock.</text:span><text:line-break/><text:span text:style-name="T6"> <text:s text:c="19"/></text:span><text:span text:style-name="T2">{</text:span><text:line-break/><text:span text:style-name="T2"> <text:s text:c="23"/></text:span><text:span text:style-name="T4">Board</text:span><text:span text:style-name="T2">.</text:span><text:span text:style-name="T5">Print</text:span><text:span text:style-name="T2">(</text:span><text:span text:style-name="T7">candies</text:span><text:span text:style-name="T2">[</text:span><text:span text:style-name="T7">select</text:span><text:span text:style-name="T2">].Name, </text:span><text:span text:style-name="T7">select</text:span><text:span text:style-name="T2">+</text:span><text:span text:style-name="T8">1</text:span><text:span text:style-name="T2">, </text:span><text:span text:style-name="T7">bonbon</text:span><text:span text:style-name="T2">.Price);</text:span><text:span text:style-name="T6">// Ont affiche le nom, la selection et le prix. Respect du visuel attendu #2</text:span><text:line-break/><text:span text:style-name="T6"> <text:s text:c="23"/></text:span><text:span text:style-name="T1">break</text:span><text:span text:style-name="T2">; </text:span><text:span text:style-name="T6">// Ont sort de la boucle.</text:span><text:line-break/><text:span text:style-name="T6"> <text:s text:c="19"/></text:span><text:span text:style-name="T2">}</text:span><text:line-break/><text:span text:style-name="T2"> <text:s text:c="15"/>}</text:span><text:line-break/><text:span text:style-name="T2"> <text:s text:c="15"/></text:span><text:span text:style-name="T1">decimal </text:span><text:span text:style-name="T7">coin</text:span><text:span text:style-name="T2">, </text:span><text:span text:style-name="T7">sommeRecu</text:span><text:span text:style-name="T2">=</text:span><text:span text:style-name="T8">0</text:span><text:span text:style-name="T2">; </text:span><text:span text:style-name="T6">//Declaration de la variable coin, delcaration avec affectation de la varaible sommeRecu toute deux de type decimal que nous aurons besoin.</text:span><text:line-break/><text:span text:style-name="T6"> <text:s text:c="15"/></text:span><text:span text:style-name="T1">int </text:span><text:span text:style-name="T7">input</text:span><text:span text:style-name="T2">=</text:span><text:span text:style-name="T8">0</text:span><text:span text:style-name="T2">; </text:span><text:span text:style-name="T6">// Declaration avec affection d'une variable de type int que nous avons benoins pour la passer en parametre a notre fonction.</text:span><text:line-break/><text:span text:style-name="T6"> <text:s text:c="15"/></text:span><text:span text:style-name="T1">while </text:span><text:span text:style-name="T2">(</text:span><text:span text:style-name="T1">true</text:span><text:span text:style-name="T2">) </text:span><text:span text:style-name="T6">// Condition toujours vrai.</text:span><text:line-break/><text:span text:style-name="T6"> <text:s text:c="15"/></text:span><text:span text:style-name="T2">{</text:span><text:line-break/><text:span text:style-name="T2"> <text:s text:c="19"/></text:span><text:span text:style-name="T7">coin </text:span><text:span text:style-name="T2">= </text:span><text:span text:style-name="T5">GetCoin</text:span><text:span text:style-name="T2">(</text:span><text:span text:style-name="T7">input</text:span><text:span text:style-name="T2">, </text:span><text:span text:style-name="T7">select</text:span><text:span text:style-name="T2">, </text:span><text:span text:style-name="T7">bonbon</text:span><text:span text:style-name="T2">, </text:span><text:span text:style-name="T7">sommeRecu</text:span><text:span text:style-name="T2">); </text:span><text:span text:style-name="T6">// affecation de la valeur de retour de la fonction GetCoin avec ses arguments. </text:span><text:line-break/><text:span text:style-name="T6"> <text:s text:c="19"/></text:span><text:span text:style-name="T7">sommeRecu </text:span><text:span text:style-name="T2">= </text:span><text:span text:style-name="T7">sommeRecu </text:span><text:span text:style-name="T2">+ </text:span><text:span text:style-name="T7">coin</text:span><text:span text:style-name="T2">; </text:span><text:span text:style-name="T6">// Addition de la valeur coin a la varaible sommeRecu. Respect du visuel attendu #3</text:span><text:line-break/><text:span text:style-name="T6"> <text:s text:c="19"/></text:span><text:span text:style-name="T4">Board</text:span><text:span text:style-name="T2">.</text:span><text:span text:style-name="T5">Print</text:span><text:span text:style-name="T2">(</text:span><text:span text:style-name="T7">candies</text:span><text:span text:style-name="T2">[</text:span><text:span text:style-name="T7">select</text:span><text:span text:style-name="T2">].Name, </text:span><text:span text:style-name="T7">select</text:span><text:span text:style-name="T2">+</text:span><text:span text:style-name="T8">1</text:span><text:span text:style-name="T2">, </text:span><text:span text:style-name="T7">bonbon</text:span><text:span text:style-name="T2">.Price, </text:span><text:span text:style-name="T7">received</text:span><text:span text:style-name="T2">:</text:span><text:span text:style-name="T7">sommeRecu</text:span><text:span text:style-name="T2">, </text:span><text:span text:style-name="T7">returned</text:span><text:span text:style-name="T2">:(</text:span><text:span text:style-name="T7">sommeRecu</text:span><text:span text:style-name="T2">-</text:span><text:span text:style-name="T7">bonbon</text:span><text:span text:style-name="T2">.Price)); </text:span><text:span text:style-name="T6">//Affichage du Board avec ses parametres et en plus le montant retoune.</text:span><text:line-break/><text:span text:style-name="T6"> <text:s text:c="19"/></text:span><text:span text:style-name="T1">if </text:span><text:span text:style-name="T2">(</text:span><text:span text:style-name="T7">coin </text:span><text:span text:style-name="T2">== </text:span><text:span text:style-name="T8">0</text:span><text:span text:style-name="T2">) </text:span><text:span text:style-name="T6">// Condition si l'utilisateur entre 0 comme nombre.</text:span><text:line-break/><text:span text:style-name="T6"> <text:s text:c="19"/></text:span><text:span text:style-name="T2">{</text:span><text:line-break/><text:span text:style-name="T2"> <text:s text:c="23"/></text:span><text:span text:style-name="T4">Board</text:span><text:span text:style-name="T2">.</text:span><text:span text:style-name="T5">Print</text:span><text:span text:style-name="T2">(</text:span><text:span text:style-name="T7">message</text:span><text:span text:style-name="T2">:</text:span><text:span text:style-name="T9">"ANNULEE"</text:span><text:span text:style-name="T2">, </text:span><text:span text:style-name="T7">select</text:span><text:span text:style-name="T2">+</text:span><text:span text:style-name="T8">1</text:span><text:span text:style-name="T2">, </text:span><text:span text:style-name="T7">bonbon</text:span><text:span text:style-name="T2">.Price, </text:span><text:span text:style-name="T7">received</text:span><text:span text:style-name="T2">:</text:span><text:span text:style-name="T7">sommeRecu</text:span><text:span text:style-name="T2">, </text:span><text:span text:style-name="T7">returned</text:span><text:span text:style-name="T2">:</text:span><text:span text:style-name="T7">sommeRecu</text:span><text:span text:style-name="T2">); </text:span><text:span text:style-name="T6">// Nous lui retournerons les montants entrees. </text:span><text:line-break/><text:soft-page-break/><text:span text:style-name="T6"> <text:s text:c="23"/></text:span><text:span text:style-name="T1">break</text:span><text:span text:style-name="T2">; </text:span><text:span text:style-name="T6">// ont sort de la condition et ont re-boucle avec le while (true) qui englobe tout le main. </text:span><text:line-break/><text:span text:style-name="T6"> <text:s text:c="19"/></text:span><text:span text:style-name="T2">}</text:span><text:line-break/><text:span text:style-name="T2"> <text:s text:c="19"/></text:span><text:span text:style-name="T1">else if </text:span><text:span text:style-name="T2">(</text:span><text:span text:style-name="T7">sommeRecu </text:span><text:span text:style-name="T2">&lt; </text:span><text:span text:style-name="T7">bonbon</text:span><text:span text:style-name="T2">.Price) </text:span><text:span text:style-name="T6">// Si la sommeRecu est plus petite le prix ont affiche et Board et ont recommance le while (true) j'usqu'a ce que le montant soit &gt;= au prix.</text:span><text:line-break/><text:span text:style-name="T6"> <text:s text:c="19"/></text:span><text:span text:style-name="T2">{</text:span><text:line-break/><text:span text:style-name="T2"> <text:s text:c="23"/></text:span><text:span text:style-name="T4">Board</text:span><text:span text:style-name="T2">.</text:span><text:span text:style-name="T5">Print</text:span><text:span text:style-name="T2">(</text:span><text:span text:style-name="T7">candies</text:span><text:span text:style-name="T2">[</text:span><text:span text:style-name="T7">select</text:span><text:span text:style-name="T2">].Name, </text:span><text:span text:style-name="T7">select</text:span><text:span text:style-name="T2">+</text:span><text:span text:style-name="T8">1</text:span><text:span text:style-name="T2">, </text:span><text:span text:style-name="T7">bonbon</text:span><text:span text:style-name="T2">.Price, </text:span><text:span text:style-name="T7">received</text:span><text:span text:style-name="T2">:</text:span><text:span text:style-name="T7">sommeRecu</text:span><text:span text:style-name="T2">); </text:span><text:span text:style-name="T6">// Affichage du Board. avec le montant entree. </text:span><text:line-break/><text:span text:style-name="T6"> <text:s text:c="19"/></text:span><text:span text:style-name="T2">}</text:span><text:line-break/><text:span text:style-name="T2"> <text:s text:c="19"/></text:span><text:span text:style-name="T1">else if </text:span><text:span text:style-name="T2">(</text:span><text:span text:style-name="T7">sommeRecu </text:span><text:span text:style-name="T2">&gt;= </text:span><text:span text:style-name="T7">bonbon</text:span><text:span text:style-name="T2">.Price) </text:span><text:span text:style-name="T6">// Quand la sommeRecu est &gt;= au prix ont affiche le Board. avec le message PRENNEZ VOTRE FRIANDISE... ainsi que le monnaie de retour et le bonbon choisi en relult. </text:span><text:line-break/><text:span text:style-name="T6"> <text:s text:c="19"/></text:span><text:span text:style-name="T2">{</text:span><text:line-break/><text:span text:style-name="T2"> <text:s text:c="23"/></text:span><text:span text:style-name="T4">Board</text:span><text:span text:style-name="T2">.</text:span><text:span text:style-name="T5">Print</text:span><text:span text:style-name="T2">(</text:span><text:span text:style-name="T9">"PRENNEZ VOTRE FRIANDISE..."</text:span><text:span text:style-name="T2">, </text:span><text:span text:style-name="T7">select</text:span><text:span text:style-name="T2">+</text:span><text:span text:style-name="T8">1</text:span><text:span text:style-name="T2">, </text:span><text:span text:style-name="T7">bonbon</text:span><text:span text:style-name="T2">.Price, </text:span><text:span text:style-name="T7">received</text:span><text:span text:style-name="T2">:</text:span><text:span text:style-name="T7">sommeRecu</text:span><text:span text:style-name="T2">, </text:span><text:span text:style-name="T7">returned</text:span><text:span text:style-name="T2">:(</text:span><text:span text:style-name="T7">sommeRecu</text:span><text:span text:style-name="T2">-</text:span><text:span text:style-name="T7">bonbon</text:span><text:span text:style-name="T2">.Price), </text:span><text:span text:style-name="T7">result</text:span><text:span text:style-name="T2">:</text:span><text:span text:style-name="T7">candies</text:span><text:span text:style-name="T2">[</text:span><text:span text:style-name="T7">select</text:span><text:span text:style-name="T2">].Name); </text:span><text:span text:style-name="T6">// Respect du visuel attendu #4.</text:span><text:line-break/><text:span text:style-name="T6"> <text:s text:c="23"/></text:span><text:span text:style-name="T7">bonbon</text:span><text:span text:style-name="T2">.Stock--; </text:span><text:span text:style-name="T6">// Nous decrementon notre stock en lien avec le fichier .data</text:span><text:line-break/><text:span text:style-name="T6"> <text:s text:c="23"/></text:span><text:span text:style-name="T1">break</text:span><text:span text:style-name="T2">; </text:span><text:span text:style-name="T6">// instruction break; qui nous fait sortir de la boucle while</text:span><text:line-break/><text:span text:style-name="T6"> <text:s text:c="19"/></text:span><text:span text:style-name="T2">}</text:span><text:line-break/><text:span text:style-name="T2"> <text:s text:c="7"/></text:span><text:line-break/><text:span text:style-name="T2"> <text:s text:c="15"/>}</text:span><text:line-break/><text:span text:style-name="T2"> <text:s text:c="15"/></text:span><text:span text:style-name="T4">Console</text:span><text:span text:style-name="T2">.</text:span><text:span text:style-name="T5">WriteLine</text:span><text:span text:style-name="T2">(</text:span><text:span text:style-name="T9">"Appuyer sur une touche pour recommencer"</text:span><text:span text:style-name="T2">); </text:span><text:span text:style-name="T6">// Apres la boucle while pour la fonction GetCoin ont affiche ce message.</text:span><text:line-break/><text:span text:style-name="T6"> <text:s text:c="15"/></text:span><text:span text:style-name="T4">Console</text:span><text:span text:style-name="T2">.</text:span><text:span text:style-name="T5">ReadKey</text:span><text:span text:style-name="T2">(); </text:span><text:span text:style-name="T6">// Fonction .ReadKey pour recommencer la boucle du main. </text:span><text:line-break/><text:span text:style-name="T6"> <text:s text:c="11"/></text:span><text:span text:style-name="T2">}</text:span><text:line-break/><text:span text:style-name="T2"> <text:s text:c="11"/></text:span><text:line-break/><text:span text:style-name="T2"> <text:s text:c="11"/></text:span><text:line-break/><text:span text:style-name="T2"> <text:s text:c="11"/></text:span><text:line-break/><text:span text:style-name="T2"> <text:s text:c="7"/>}</text:span><text:line-break/><text:span text:style-name="T2"> <text:s text:c="3"/>}</text:span><text:line-break/><text:span text:style-name="T3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14:09.652848730</meta:creation-date>
    <dc:date>2022-03-18T11:14:32.950167228</dc:date>
    <meta:editing-duration>PT23S</meta:editing-duration>
    <meta:editing-cycles>1</meta:editing-cycles>
    <meta:document-statistic meta:table-count="0" meta:image-count="0" meta:object-count="0" meta:page-count="3" meta:paragraph-count="1" meta:word-count="1071" meta:character-count="8721" meta:non-whitespace-character-count="5820"/>
    <meta:generator>LibreOffice/6.4.7.2$Linux_X86_64 LibreOffice_project/40$Build-2</meta:generator>
  </office:meta>
</office:document-meta>
</file>